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HRG10-5D_point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D_ol28_1</text:p>
          </table:table-cell>
          <table:table-cell office:value-type="float" office:value="41.685" calcext:value-type="float">
            <text:p>41.685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1441" calcext:value-type="float">
            <text:p>0.1441</text:p>
          </table:table-cell>
          <table:table-cell office:value-type="float" office:value="17.6314" calcext:value-type="float">
            <text:p>17.6314</text:p>
          </table:table-cell>
          <table:table-cell office:value-type="float" office:value="38.5617" calcext:value-type="float">
            <text:p>38.5617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082" calcext:value-type="float">
            <text:p>0.0082</text:p>
          </table:table-cell>
          <table:table-cell office:value-type="float" office:value="98.6376" calcext:value-type="float">
            <text:p>98.6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D_ol28_2</text:p>
          </table:table-cell>
          <table:table-cell office:value-type="float" office:value="41.6484" calcext:value-type="float">
            <text:p>41.6484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1386" calcext:value-type="float">
            <text:p>0.1386</text:p>
          </table:table-cell>
          <table:table-cell office:value-type="float" office:value="17.5025" calcext:value-type="float">
            <text:p>17.5025</text:p>
          </table:table-cell>
          <table:table-cell office:value-type="float" office:value="38.7192" calcext:value-type="float">
            <text:p>38.7192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2" calcext:value-type="float">
            <text:p>0.0122</text:p>
          </table:table-cell>
          <table:table-cell office:value-type="float" office:value="98.6348" calcext:value-type="float">
            <text:p>98.6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D_ol28_3</text:p>
          </table:table-cell>
          <table:table-cell office:value-type="float" office:value="41.6389" calcext:value-type="float">
            <text:p>41.6389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1434" calcext:value-type="float">
            <text:p>0.1434</text:p>
          </table:table-cell>
          <table:table-cell office:value-type="float" office:value="17.478" calcext:value-type="float">
            <text:p>17.478</text:p>
          </table:table-cell>
          <table:table-cell office:value-type="float" office:value="38.6065" calcext:value-type="float">
            <text:p>38.606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021" calcext:value-type="float">
            <text:p>0.0021</text:p>
          </table:table-cell>
          <table:table-cell office:value-type="float" office:value="98.4736" calcext:value-type="float">
            <text:p>98.4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D_ol14_1</text:p>
          </table:table-cell>
          <table:table-cell office:value-type="float" office:value="42.0082" calcext:value-type="float">
            <text:p>42.008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1595" calcext:value-type="float">
            <text:p>0.1595</text:p>
          </table:table-cell>
          <table:table-cell office:value-type="float" office:value="17.0226" calcext:value-type="float">
            <text:p>17.0226</text:p>
          </table:table-cell>
          <table:table-cell office:value-type="float" office:value="38.7072" calcext:value-type="float">
            <text:p>38.707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222" calcext:value-type="float">
            <text:p>0.0222</text:p>
          </table:table-cell>
          <table:table-cell office:value-type="float" office:value="98.4952" calcext:value-type="float">
            <text:p>98.4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D_ol14_2</text:p>
          </table:table-cell>
          <table:table-cell office:value-type="float" office:value="42.0244" calcext:value-type="float">
            <text:p>42.0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1507" calcext:value-type="float">
            <text:p>0.1507</text:p>
          </table:table-cell>
          <table:table-cell office:value-type="float" office:value="17.1069" calcext:value-type="float">
            <text:p>17.1069</text:p>
          </table:table-cell>
          <table:table-cell office:value-type="float" office:value="38.8742" calcext:value-type="float">
            <text:p>38.8742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21" calcext:value-type="float">
            <text:p>0.021</text:p>
          </table:table-cell>
          <table:table-cell office:value-type="float" office:value="98.7563" calcext:value-type="float">
            <text:p>98.75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D_ol14_3</text:p>
          </table:table-cell>
          <table:table-cell office:value-type="float" office:value="41.9795" calcext:value-type="float">
            <text:p>41.979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528" calcext:value-type="float">
            <text:p>0.1528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38.4822" calcext:value-type="float">
            <text:p>38.4822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218" calcext:value-type="float">
            <text:p>0.0218</text:p>
          </table:table-cell>
          <table:table-cell office:value-type="float" office:value="98.3229" calcext:value-type="float">
            <text:p>98.32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D_ol13_1</text:p>
          </table:table-cell>
          <table:table-cell office:value-type="float" office:value="41.8082" calcext:value-type="float">
            <text:p>41.8082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1686" calcext:value-type="float">
            <text:p>0.1686</text:p>
          </table:table-cell>
          <table:table-cell office:value-type="float" office:value="17.4121" calcext:value-type="float">
            <text:p>17.4121</text:p>
          </table:table-cell>
          <table:table-cell office:value-type="float" office:value="38.5622" calcext:value-type="float">
            <text:p>38.5622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217" calcext:value-type="float">
            <text:p>0.0217</text:p>
          </table:table-cell>
          <table:table-cell office:value-type="float" office:value="98.5767" calcext:value-type="float">
            <text:p>98.5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D_ol13_2</text:p>
          </table:table-cell>
          <table:table-cell office:value-type="float" office:value="41.6703" calcext:value-type="float">
            <text:p>41.6703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1684" calcext:value-type="float">
            <text:p>0.1684</text:p>
          </table:table-cell>
          <table:table-cell office:value-type="float" office:value="17.3191" calcext:value-type="float">
            <text:p>17.3191</text:p>
          </table:table-cell>
          <table:table-cell office:value-type="float" office:value="38.5732" calcext:value-type="float">
            <text:p>38.573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8" calcext:value-type="float">
            <text:p>0.0338</text:p>
          </table:table-cell>
          <table:table-cell office:value-type="float" office:value="98.3498" calcext:value-type="float">
            <text:p>98.3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D_ol13_3</text:p>
          </table:table-cell>
          <table:table-cell office:value-type="float" office:value="41.8482" calcext:value-type="float">
            <text:p>41.8482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1599" calcext:value-type="float">
            <text:p>0.1599</text:p>
          </table:table-cell>
          <table:table-cell office:value-type="float" office:value="17.4358" calcext:value-type="float">
            <text:p>17.4358</text:p>
          </table:table-cell>
          <table:table-cell office:value-type="float" office:value="38.4404" calcext:value-type="float">
            <text:p>38.4404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06" calcext:value-type="float">
            <text:p>0.0106</text:p>
          </table:table-cell>
          <table:table-cell office:value-type="float" office:value="98.5044" calcext:value-type="float">
            <text:p>98.5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D_ol15_1</text:p>
          </table:table-cell>
          <table:table-cell office:value-type="float" office:value="41.5759" calcext:value-type="float">
            <text:p>41.5759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1382" calcext:value-type="float">
            <text:p>0.1382</text:p>
          </table:table-cell>
          <table:table-cell office:value-type="float" office:value="17.7658" calcext:value-type="float">
            <text:p>17.7658</text:p>
          </table:table-cell>
          <table:table-cell office:value-type="float" office:value="38.5854" calcext:value-type="float">
            <text:p>38.5854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21" calcext:value-type="float">
            <text:p>0.0121</text:p>
          </table:table-cell>
          <table:table-cell office:value-type="float" office:value="98.6756" calcext:value-type="float">
            <text:p>98.6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D_ol15_2</text:p>
          </table:table-cell>
          <table:table-cell office:value-type="float" office:value="41.3734" calcext:value-type="float">
            <text:p>41.3734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1499" calcext:value-type="float">
            <text:p>0.1499</text:p>
          </table:table-cell>
          <table:table-cell office:value-type="float" office:value="17.7165" calcext:value-type="float">
            <text:p>17.7165</text:p>
          </table:table-cell>
          <table:table-cell office:value-type="float" office:value="38.111" calcext:value-type="float">
            <text:p>38.111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114" calcext:value-type="float">
            <text:p>0.0114</text:p>
          </table:table-cell>
          <table:table-cell office:value-type="float" office:value="97.9634" calcext:value-type="float">
            <text:p>97.9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D_ol15_3</text:p>
          </table:table-cell>
          <table:table-cell office:value-type="float" office:value="41.4969" calcext:value-type="float">
            <text:p>41.4969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1564" calcext:value-type="float">
            <text:p>0.1564</text:p>
          </table:table-cell>
          <table:table-cell office:value-type="float" office:value="17.7359" calcext:value-type="float">
            <text:p>17.7359</text:p>
          </table:table-cell>
          <table:table-cell office:value-type="float" office:value="38.5049" calcext:value-type="float">
            <text:p>38.5049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085" calcext:value-type="float">
            <text:p>0.0085</text:p>
          </table:table-cell>
          <table:table-cell office:value-type="float" office:value="98.4954" calcext:value-type="float">
            <text:p>98.4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D_ol27_1</text:p>
          </table:table-cell>
          <table:table-cell office:value-type="float" office:value="41.6331" calcext:value-type="float">
            <text:p>41.6331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1503" calcext:value-type="float">
            <text:p>0.1503</text:p>
          </table:table-cell>
          <table:table-cell office:value-type="float" office:value="17.6379" calcext:value-type="float">
            <text:p>17.6379</text:p>
          </table:table-cell>
          <table:table-cell office:value-type="float" office:value="38.6804" calcext:value-type="float">
            <text:p>38.6804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98.7386" calcext:value-type="float">
            <text:p>98.73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D_ol27_2</text:p>
          </table:table-cell>
          <table:table-cell office:value-type="float" office:value="41.5095" calcext:value-type="float">
            <text:p>41.5095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1619" calcext:value-type="float">
            <text:p>0.1619</text:p>
          </table:table-cell>
          <table:table-cell office:value-type="float" office:value="17.7031" calcext:value-type="float">
            <text:p>17.7031</text:p>
          </table:table-cell>
          <table:table-cell office:value-type="float" office:value="38.2931" calcext:value-type="float">
            <text:p>38.2931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5" calcext:value-type="float">
            <text:p>0.0185</text:p>
          </table:table-cell>
          <table:table-cell office:value-type="float" office:value="98.2937" calcext:value-type="float">
            <text:p>98.2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G10_5D_ol27_3</text:p>
          </table:table-cell>
          <table:table-cell office:value-type="float" office:value="41.9512" calcext:value-type="float">
            <text:p>41.9512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1493" calcext:value-type="float">
            <text:p>0.1493</text:p>
          </table:table-cell>
          <table:table-cell office:value-type="float" office:value="17.1497" calcext:value-type="float">
            <text:p>17.1497</text:p>
          </table:table-cell>
          <table:table-cell office:value-type="float" office:value="38.5813" calcext:value-type="float">
            <text:p>38.5813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29" calcext:value-type="float">
            <text:p>0.0229</text:p>
          </table:table-cell>
          <table:table-cell office:value-type="float" office:value="98.4445" calcext:value-type="float">
            <text:p>98.4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G10_5D_ol27_4</text:p>
          </table:table-cell>
          <table:table-cell office:value-type="float" office:value="41.9854" calcext:value-type="float">
            <text:p>41.9854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1515" calcext:value-type="float">
            <text:p>0.1515</text:p>
          </table:table-cell>
          <table:table-cell office:value-type="float" office:value="17.1026" calcext:value-type="float">
            <text:p>17.1026</text:p>
          </table:table-cell>
          <table:table-cell office:value-type="float" office:value="38.5716" calcext:value-type="float">
            <text:p>38.571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322" calcext:value-type="float">
            <text:p>0.0322</text:p>
          </table:table-cell>
          <table:table-cell office:value-type="float" office:value="98.4318" calcext:value-type="float">
            <text:p>98.43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RG10_5D_ol27_5</text:p>
          </table:table-cell>
          <table:table-cell office:value-type="float" office:value="42.6851" calcext:value-type="float">
            <text:p>42.685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044" calcext:value-type="float">
            <text:p>0.2044</text:p>
          </table:table-cell>
          <table:table-cell office:value-type="float" office:value="15.6688" calcext:value-type="float">
            <text:p>15.6688</text:p>
          </table:table-cell>
          <table:table-cell office:value-type="float" office:value="38.3976" calcext:value-type="float">
            <text:p>38.3976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073" calcext:value-type="float">
            <text:p>0.0073</text:p>
          </table:table-cell>
          <table:table-cell office:value-type="float" office:value="97.5433" calcext:value-type="float">
            <text:p>97.5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G10_5D_ol27_6</text:p>
          </table:table-cell>
          <table:table-cell office:value-type="float" office:value="42.596" calcext:value-type="float">
            <text:p>42.596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4" calcext:value-type="float">
            <text:p>0.194</text:p>
          </table:table-cell>
          <table:table-cell office:value-type="float" office:value="15.8736" calcext:value-type="float">
            <text:p>15.8736</text:p>
          </table:table-cell>
          <table:table-cell office:value-type="float" office:value="38.4072" calcext:value-type="float">
            <text:p>38.4072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0451" calcext:value-type="float">
            <text:p>0.0451</text:p>
          </table:table-cell>
          <table:table-cell office:value-type="float" office:value="0" calcext:value-type="float">
            <text:p>0</text:p>
          </table:table-cell>
          <table:table-cell office:value-type="float" office:value="97.6504" calcext:value-type="float">
            <text:p>97.6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G10_5D_ol26_1</text:p>
          </table:table-cell>
          <table:table-cell office:value-type="float" office:value="41.0068" calcext:value-type="float">
            <text:p>41.0068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414" calcext:value-type="float">
            <text:p>0.1414</text:p>
          </table:table-cell>
          <table:table-cell office:value-type="float" office:value="18.1763" calcext:value-type="float">
            <text:p>18.1763</text:p>
          </table:table-cell>
          <table:table-cell office:value-type="float" office:value="38.3606" calcext:value-type="float">
            <text:p>38.3606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158" calcext:value-type="float">
            <text:p>0.0158</text:p>
          </table:table-cell>
          <table:table-cell office:value-type="float" office:value="98.2792" calcext:value-type="float">
            <text:p>98.2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RG10_5D_ol26_2</text:p>
          </table:table-cell>
          <table:table-cell office:value-type="float" office:value="41.1054" calcext:value-type="float">
            <text:p>41.10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127" calcext:value-type="float">
            <text:p>0.127</text:p>
          </table:table-cell>
          <table:table-cell office:value-type="float" office:value="18.338" calcext:value-type="float">
            <text:p>18.338</text:p>
          </table:table-cell>
          <table:table-cell office:value-type="float" office:value="38.5847" calcext:value-type="float">
            <text:p>38.5847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81" calcext:value-type="float">
            <text:p>0.0181</text:p>
          </table:table-cell>
          <table:table-cell office:value-type="float" office:value="98.7537" calcext:value-type="float">
            <text:p>98.7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G10_5D_ol26_3</text:p>
          </table:table-cell>
          <table:table-cell office:value-type="float" office:value="41.2761" calcext:value-type="float">
            <text:p>41.2761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298" calcext:value-type="float">
            <text:p>0.1298</text:p>
          </table:table-cell>
          <table:table-cell office:value-type="float" office:value="18.3287" calcext:value-type="float">
            <text:p>18.3287</text:p>
          </table:table-cell>
          <table:table-cell office:value-type="float" office:value="38.555" calcext:value-type="float">
            <text:p>38.555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158" calcext:value-type="float">
            <text:p>0.0158</text:p>
          </table:table-cell>
          <table:table-cell office:value-type="float" office:value="98.8896" calcext:value-type="float">
            <text:p>98.8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RG10_5D_ol29_1</text:p>
          </table:table-cell>
          <table:table-cell office:value-type="float" office:value="41.351" calcext:value-type="float">
            <text:p>41.35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136" calcext:value-type="float">
            <text:p>0.136</text:p>
          </table:table-cell>
          <table:table-cell office:value-type="float" office:value="17.7416" calcext:value-type="float">
            <text:p>17.7416</text:p>
          </table:table-cell>
          <table:table-cell office:value-type="float" office:value="38.2114" calcext:value-type="float">
            <text:p>38.2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292" calcext:value-type="float">
            <text:p>0.0292</text:p>
          </table:table-cell>
          <table:table-cell office:value-type="float" office:value="98.0744" calcext:value-type="float">
            <text:p>98.07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RG10_5D_ol29_2</text:p>
          </table:table-cell>
          <table:table-cell office:value-type="float" office:value="41.22" calcext:value-type="float">
            <text:p>41.22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1479" calcext:value-type="float">
            <text:p>0.1479</text:p>
          </table:table-cell>
          <table:table-cell office:value-type="float" office:value="17.9263" calcext:value-type="float">
            <text:p>17.9263</text:p>
          </table:table-cell>
          <table:table-cell office:value-type="float" office:value="38.0848" calcext:value-type="float">
            <text:p>38.0848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78" calcext:value-type="float">
            <text:p>0.0278</text:p>
          </table:table-cell>
          <table:table-cell office:value-type="float" office:value="98.0286" calcext:value-type="float">
            <text:p>98.0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G10_5D_ol29_3</text:p>
          </table:table-cell>
          <table:table-cell office:value-type="float" office:value="41.337" calcext:value-type="float">
            <text:p>41.337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1455" calcext:value-type="float">
            <text:p>0.1455</text:p>
          </table:table-cell>
          <table:table-cell office:value-type="float" office:value="17.6913" calcext:value-type="float">
            <text:p>17.6913</text:p>
          </table:table-cell>
          <table:table-cell office:value-type="float" office:value="38.3335" calcext:value-type="float">
            <text:p>38.3335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281" calcext:value-type="float">
            <text:p>0.0281</text:p>
          </table:table-cell>
          <table:table-cell office:value-type="float" office:value="98.1343" calcext:value-type="float">
            <text:p>98.1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RG10_5D_ol31_1</text:p>
          </table:table-cell>
          <table:table-cell office:value-type="float" office:value="41.5619" calcext:value-type="float">
            <text:p>41.5619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1596" calcext:value-type="float">
            <text:p>0.1596</text:p>
          </table:table-cell>
          <table:table-cell office:value-type="float" office:value="17.6057" calcext:value-type="float">
            <text:p>17.6057</text:p>
          </table:table-cell>
          <table:table-cell office:value-type="float" office:value="38.4413" calcext:value-type="float">
            <text:p>38.4413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58" calcext:value-type="float">
            <text:p>0.0158</text:p>
          </table:table-cell>
          <table:table-cell office:value-type="float" office:value="98.3732" calcext:value-type="float">
            <text:p>98.37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G10_5D_ol31_2</text:p>
          </table:table-cell>
          <table:table-cell office:value-type="float" office:value="41.5954" calcext:value-type="float">
            <text:p>41.5954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1483" calcext:value-type="float">
            <text:p>0.1483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38.5325" calcext:value-type="float">
            <text:p>38.5325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04" calcext:value-type="float">
            <text:p>0.0304</text:p>
          </table:table-cell>
          <table:table-cell office:value-type="float" office:value="98.3694" calcext:value-type="float">
            <text:p>98.36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G10_5D_ol31_3</text:p>
          </table:table-cell>
          <table:table-cell office:value-type="float" office:value="41.7305" calcext:value-type="float">
            <text:p>41.7305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1599" calcext:value-type="float">
            <text:p>0.1599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38.6763" calcext:value-type="float">
            <text:p>38.676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222" calcext:value-type="float">
            <text:p>0.0222</text:p>
          </table:table-cell>
          <table:table-cell office:value-type="float" office:value="98.6997" calcext:value-type="float">
            <text:p>98.6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RG10_5D_ol30_1</text:p>
          </table:table-cell>
          <table:table-cell office:value-type="float" office:value="41.5804" calcext:value-type="float">
            <text:p>41.58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1571" calcext:value-type="float">
            <text:p>0.1571</text:p>
          </table:table-cell>
          <table:table-cell office:value-type="float" office:value="17.9012" calcext:value-type="float">
            <text:p>17.9012</text:p>
          </table:table-cell>
          <table:table-cell office:value-type="float" office:value="38.5232" calcext:value-type="float">
            <text:p>38.5232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355" calcext:value-type="float">
            <text:p>0.0355</text:p>
          </table:table-cell>
          <table:table-cell office:value-type="float" office:value="98.8054" calcext:value-type="float">
            <text:p>98.80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RG10_5D_ol30_2</text:p>
          </table:table-cell>
          <table:table-cell office:value-type="float" office:value="41.4248" calcext:value-type="float">
            <text:p>41.4248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1464" calcext:value-type="float">
            <text:p>0.1464</text:p>
          </table:table-cell>
          <table:table-cell office:value-type="float" office:value="17.7882" calcext:value-type="float">
            <text:p>17.7882</text:p>
          </table:table-cell>
          <table:table-cell office:value-type="float" office:value="38.504" calcext:value-type="float">
            <text:p>38.504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14" calcext:value-type="float">
            <text:p>0.0214</text:p>
          </table:table-cell>
          <table:table-cell office:value-type="float" office:value="98.4554" calcext:value-type="float">
            <text:p>98.45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RG10_5D_ol30_3</text:p>
          </table:table-cell>
          <table:table-cell office:value-type="float" office:value="41.2975" calcext:value-type="float">
            <text:p>41.2975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1462" calcext:value-type="float">
            <text:p>0.1462</text:p>
          </table:table-cell>
          <table:table-cell office:value-type="float" office:value="17.9343" calcext:value-type="float">
            <text:p>17.9343</text:p>
          </table:table-cell>
          <table:table-cell office:value-type="float" office:value="38.2965" calcext:value-type="float">
            <text:p>38.2965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23" calcext:value-type="float">
            <text:p>0.023</text:p>
          </table:table-cell>
          <table:table-cell office:value-type="float" office:value="98.289" calcext:value-type="float">
            <text:p>98.2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RG10_5D_ol25_1</text:p>
          </table:table-cell>
          <table:table-cell office:value-type="float" office:value="41.2129" calcext:value-type="float">
            <text:p>41.2129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1317" calcext:value-type="float">
            <text:p>0.1317</text:p>
          </table:table-cell>
          <table:table-cell office:value-type="float" office:value="18.2054" calcext:value-type="float">
            <text:p>18.2054</text:p>
          </table:table-cell>
          <table:table-cell office:value-type="float" office:value="38.5731" calcext:value-type="float">
            <text:p>38.573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012" calcext:value-type="float">
            <text:p>0.0012</text:p>
          </table:table-cell>
          <table:table-cell office:value-type="float" office:value="98.7468" calcext:value-type="float">
            <text:p>98.7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G10_5D_ol25_2</text:p>
          </table:table-cell>
          <table:table-cell office:value-type="float" office:value="41.1984" calcext:value-type="float">
            <text:p>41.1984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1382" calcext:value-type="float">
            <text:p>0.1382</text:p>
          </table:table-cell>
          <table:table-cell office:value-type="float" office:value="18.4628" calcext:value-type="float">
            <text:p>18.4628</text:p>
          </table:table-cell>
          <table:table-cell office:value-type="float" office:value="38.6193" calcext:value-type="float">
            <text:p>38.6193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345" calcext:value-type="float">
            <text:p>0.0345</text:p>
          </table:table-cell>
          <table:table-cell office:value-type="float" office:value="99.0502" calcext:value-type="float">
            <text:p>99.05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G10_5D_ol25_3</text:p>
          </table:table-cell>
          <table:table-cell office:value-type="float" office:value="41.11" calcext:value-type="float">
            <text:p>41.11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8.2756" calcext:value-type="float">
            <text:p>18.2756</text:p>
          </table:table-cell>
          <table:table-cell office:value-type="float" office:value="38.4222" calcext:value-type="float">
            <text:p>38.4222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05" calcext:value-type="float">
            <text:p>0.0205</text:p>
          </table:table-cell>
          <table:table-cell office:value-type="float" office:value="98.5702" calcext:value-type="float">
            <text:p>98.5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G10_5D_ol18_1</text:p>
          </table:table-cell>
          <table:table-cell office:value-type="float" office:value="41.459" calcext:value-type="float">
            <text:p>41.45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1534" calcext:value-type="float">
            <text:p>0.1534</text:p>
          </table:table-cell>
          <table:table-cell office:value-type="float" office:value="17.7342" calcext:value-type="float">
            <text:p>17.7342</text:p>
          </table:table-cell>
          <table:table-cell office:value-type="float" office:value="38.5687" calcext:value-type="float">
            <text:p>38.5687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094" calcext:value-type="float">
            <text:p>0.0094</text:p>
          </table:table-cell>
          <table:table-cell office:value-type="float" office:value="98.5102" calcext:value-type="float">
            <text:p>98.5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G10_5D_ol18_2</text:p>
          </table:table-cell>
          <table:table-cell office:value-type="float" office:value="41.4782" calcext:value-type="float">
            <text:p>41.4782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1578" calcext:value-type="float">
            <text:p>0.1578</text:p>
          </table:table-cell>
          <table:table-cell office:value-type="float" office:value="17.774" calcext:value-type="float">
            <text:p>17.774</text:p>
          </table:table-cell>
          <table:table-cell office:value-type="float" office:value="38.2964" calcext:value-type="float">
            <text:p>38.2964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243" calcext:value-type="float">
            <text:p>0.0243</text:p>
          </table:table-cell>
          <table:table-cell office:value-type="float" office:value="98.3254" calcext:value-type="float">
            <text:p>98.3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RG10_5D_ol18_3</text:p>
          </table:table-cell>
          <table:table-cell office:value-type="float" office:value="41.6012" calcext:value-type="float">
            <text:p>41.6012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15" calcext:value-type="float">
            <text:p>0.15</text:p>
          </table:table-cell>
          <table:table-cell office:value-type="float" office:value="17.7952" calcext:value-type="float">
            <text:p>17.7952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261" calcext:value-type="float">
            <text:p>0.0261</text:p>
          </table:table-cell>
          <table:table-cell office:value-type="float" office:value="98.6675" calcext:value-type="float">
            <text:p>98.6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G10_5D_ol10A_1</text:p>
          </table:table-cell>
          <table:table-cell office:value-type="float" office:value="42.0638" calcext:value-type="float">
            <text:p>42.0638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1574" calcext:value-type="float">
            <text:p>0.1574</text:p>
          </table:table-cell>
          <table:table-cell office:value-type="float" office:value="17.172" calcext:value-type="float">
            <text:p>17.172</text:p>
          </table:table-cell>
          <table:table-cell office:value-type="float" office:value="38.6604" calcext:value-type="float">
            <text:p>38.6604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113" calcext:value-type="float">
            <text:p>0.0113</text:p>
          </table:table-cell>
          <table:table-cell office:value-type="float" office:value="98.6341" calcext:value-type="float">
            <text:p>98.63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G10_5D_ol10A_2</text:p>
          </table:table-cell>
          <table:table-cell office:value-type="float" office:value="41.9183" calcext:value-type="float">
            <text:p>41.9183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1606" calcext:value-type="float">
            <text:p>0.1606</text:p>
          </table:table-cell>
          <table:table-cell office:value-type="float" office:value="17.1301" calcext:value-type="float">
            <text:p>17.1301</text:p>
          </table:table-cell>
          <table:table-cell office:value-type="float" office:value="38.3224" calcext:value-type="float">
            <text:p>38.3224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34" calcext:value-type="float">
            <text:p>0.0134</text:p>
          </table:table-cell>
          <table:table-cell office:value-type="float" office:value="98.1154" calcext:value-type="float">
            <text:p>98.11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G10_5D_ol10B_1</text:p>
          </table:table-cell>
          <table:table-cell office:value-type="float" office:value="41.9727" calcext:value-type="float">
            <text:p>41.9727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1597" calcext:value-type="float">
            <text:p>0.1597</text:p>
          </table:table-cell>
          <table:table-cell office:value-type="float" office:value="16.8774" calcext:value-type="float">
            <text:p>16.8774</text:p>
          </table:table-cell>
          <table:table-cell office:value-type="float" office:value="38.6037" calcext:value-type="float">
            <text:p>38.6037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235" calcext:value-type="float">
            <text:p>0.0235</text:p>
          </table:table-cell>
          <table:table-cell office:value-type="float" office:value="98.2119" calcext:value-type="float">
            <text:p>98.2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RG10_5D_ol10B_2</text:p>
          </table:table-cell>
          <table:table-cell office:value-type="float" office:value="42.0155" calcext:value-type="float">
            <text:p>42.0155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1526" calcext:value-type="float">
            <text:p>0.1526</text:p>
          </table:table-cell>
          <table:table-cell office:value-type="float" office:value="17.0907" calcext:value-type="float">
            <text:p>17.0907</text:p>
          </table:table-cell>
          <table:table-cell office:value-type="float" office:value="38.3751" calcext:value-type="float">
            <text:p>38.3751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376" calcext:value-type="float">
            <text:p>0.0376</text:p>
          </table:table-cell>
          <table:table-cell office:value-type="float" office:value="98.244" calcext:value-type="float">
            <text:p>98.2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G10_5D_ol17_1</text:p>
          </table:table-cell>
          <table:table-cell office:value-type="float" office:value="39.6712" calcext:value-type="float">
            <text:p>39.671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1355" calcext:value-type="float">
            <text:p>0.1355</text:p>
          </table:table-cell>
          <table:table-cell office:value-type="float" office:value="20.3158" calcext:value-type="float">
            <text:p>20.3158</text:p>
          </table:table-cell>
          <table:table-cell office:value-type="float" office:value="38.2175" calcext:value-type="float">
            <text:p>38.2175</text:p>
          </table:table-cell>
          <table:table-cell office:value-type="float" office:value="0.281" calcext:value-type="float">
            <text:p>0.28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287" calcext:value-type="float">
            <text:p>0.0287</text:p>
          </table:table-cell>
          <table:table-cell office:value-type="float" office:value="98.9891" calcext:value-type="float">
            <text:p>98.98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RG10_5D_ol17_2</text:p>
          </table:table-cell>
          <table:table-cell office:value-type="float" office:value="39.6905" calcext:value-type="float">
            <text:p>39.690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328" calcext:value-type="float">
            <text:p>0.1328</text:p>
          </table:table-cell>
          <table:table-cell office:value-type="float" office:value="20.2771" calcext:value-type="float">
            <text:p>20.2771</text:p>
          </table:table-cell>
          <table:table-cell office:value-type="float" office:value="38.2693" calcext:value-type="float">
            <text:p>38.269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24" calcext:value-type="float">
            <text:p>0.0124</text:p>
          </table:table-cell>
          <table:table-cell office:value-type="float" office:value="99.0278" calcext:value-type="float">
            <text:p>99.02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RG10_5D_ol17_3</text:p>
          </table:table-cell>
          <table:table-cell office:value-type="float" office:value="39.7523" calcext:value-type="float">
            <text:p>39.752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1375" calcext:value-type="float">
            <text:p>0.1375</text:p>
          </table:table-cell>
          <table:table-cell office:value-type="float" office:value="20.2043" calcext:value-type="float">
            <text:p>20.2043</text:p>
          </table:table-cell>
          <table:table-cell office:value-type="float" office:value="38.102" calcext:value-type="float">
            <text:p>38.102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193" calcext:value-type="float">
            <text:p>0.0193</text:p>
          </table:table-cell>
          <table:table-cell office:value-type="float" office:value="98.8298" calcext:value-type="float">
            <text:p>98.82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RG10_5D_ol16_1</text:p>
          </table:table-cell>
          <table:table-cell office:value-type="float" office:value="41.51" calcext:value-type="float">
            <text:p>41.51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1684" calcext:value-type="float">
            <text:p>0.1684</text:p>
          </table:table-cell>
          <table:table-cell office:value-type="float" office:value="17.7753" calcext:value-type="float">
            <text:p>17.7753</text:p>
          </table:table-cell>
          <table:table-cell office:value-type="float" office:value="38.5476" calcext:value-type="float">
            <text:p>38.5476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163" calcext:value-type="float">
            <text:p>0.0163</text:p>
          </table:table-cell>
          <table:table-cell office:value-type="float" office:value="98.6197" calcext:value-type="float">
            <text:p>98.6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G10_5D_ol16_2</text:p>
          </table:table-cell>
          <table:table-cell office:value-type="float" office:value="41.3944" calcext:value-type="float">
            <text:p>41.3944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1673" calcext:value-type="float">
            <text:p>0.1673</text:p>
          </table:table-cell>
          <table:table-cell office:value-type="float" office:value="17.7652" calcext:value-type="float">
            <text:p>17.7652</text:p>
          </table:table-cell>
          <table:table-cell office:value-type="float" office:value="38.5053" calcext:value-type="float">
            <text:p>38.505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83" calcext:value-type="float">
            <text:p>0.0283</text:p>
          </table:table-cell>
          <table:table-cell office:value-type="float" office:value="98.4627" calcext:value-type="float">
            <text:p>98.46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RG10_5D_ol16_3</text:p>
          </table:table-cell>
          <table:table-cell office:value-type="float" office:value="41.6106" calcext:value-type="float">
            <text:p>41.6106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1568" calcext:value-type="float">
            <text:p>0.1568</text:p>
          </table:table-cell>
          <table:table-cell office:value-type="float" office:value="17.7851" calcext:value-type="float">
            <text:p>17.7851</text:p>
          </table:table-cell>
          <table:table-cell office:value-type="float" office:value="38.7272" calcext:value-type="float">
            <text:p>38.727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11" calcext:value-type="float">
            <text:p>0.011</text:p>
          </table:table-cell>
          <table:table-cell office:value-type="float" office:value="98.8941" calcext:value-type="float">
            <text:p>98.89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RG10_5D_ol12_1</text:p>
          </table:table-cell>
          <table:table-cell office:value-type="float" office:value="41.5027" calcext:value-type="float">
            <text:p>41.5027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459" calcext:value-type="float">
            <text:p>0.1459</text:p>
          </table:table-cell>
          <table:table-cell office:value-type="float" office:value="17.6425" calcext:value-type="float">
            <text:p>17.6425</text:p>
          </table:table-cell>
          <table:table-cell office:value-type="float" office:value="38.745" calcext:value-type="float">
            <text:p>38.745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118" calcext:value-type="float">
            <text:p>0.0118</text:p>
          </table:table-cell>
          <table:table-cell office:value-type="float" office:value="98.6437" calcext:value-type="float">
            <text:p>98.64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G10_5D_ol12_2</text:p>
          </table:table-cell>
          <table:table-cell office:value-type="float" office:value="41.5458" calcext:value-type="float">
            <text:p>41.5458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1441" calcext:value-type="float">
            <text:p>0.1441</text:p>
          </table:table-cell>
          <table:table-cell office:value-type="float" office:value="17.843" calcext:value-type="float">
            <text:p>17.843</text:p>
          </table:table-cell>
          <table:table-cell office:value-type="float" office:value="38.6664" calcext:value-type="float">
            <text:p>38.6664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228" calcext:value-type="float">
            <text:p>0.0228</text:p>
          </table:table-cell>
          <table:table-cell office:value-type="float" office:value="98.813" calcext:value-type="float">
            <text:p>98.8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RG10_5D_ol12_3</text:p>
          </table:table-cell>
          <table:table-cell office:value-type="float" office:value="41.4349" calcext:value-type="float">
            <text:p>41.434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1422" calcext:value-type="float">
            <text:p>0.1422</text:p>
          </table:table-cell>
          <table:table-cell office:value-type="float" office:value="17.7049" calcext:value-type="float">
            <text:p>17.7049</text:p>
          </table:table-cell>
          <table:table-cell office:value-type="float" office:value="38.2778" calcext:value-type="float">
            <text:p>38.2778</text:p>
          </table:table-cell>
          <table:table-cell office:value-type="float" office:value="0.268" calcext:value-type="float">
            <text:p>0.268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73" calcext:value-type="float">
            <text:p>0.0173</text:p>
          </table:table-cell>
          <table:table-cell office:value-type="float" office:value="98.167" calcext:value-type="float">
            <text:p>98.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G10_5D_ol2_1</text:p>
          </table:table-cell>
          <table:table-cell office:value-type="float" office:value="41.6274" calcext:value-type="float">
            <text:p>41.6274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1105" calcext:value-type="float">
            <text:p>0.1105</text:p>
          </table:table-cell>
          <table:table-cell office:value-type="float" office:value="17.4675" calcext:value-type="float">
            <text:p>17.4675</text:p>
          </table:table-cell>
          <table:table-cell office:value-type="float" office:value="38.4611" calcext:value-type="float">
            <text:p>38.4611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181" calcext:value-type="float">
            <text:p>0.0181</text:p>
          </table:table-cell>
          <table:table-cell office:value-type="float" office:value="98.2929" calcext:value-type="float">
            <text:p>98.29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RG10_5D_ol2_2</text:p>
          </table:table-cell>
          <table:table-cell office:value-type="float" office:value="41.5794" calcext:value-type="float">
            <text:p>41.5794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1204" calcext:value-type="float">
            <text:p>0.1204</text:p>
          </table:table-cell>
          <table:table-cell office:value-type="float" office:value="17.5776" calcext:value-type="float">
            <text:p>17.5776</text:p>
          </table:table-cell>
          <table:table-cell office:value-type="float" office:value="38.5359" calcext:value-type="float">
            <text:p>38.5359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288" calcext:value-type="float">
            <text:p>0.0288</text:p>
          </table:table-cell>
          <table:table-cell office:value-type="float" office:value="98.446" calcext:value-type="float">
            <text:p>98.4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RG10_5D_ol2_3</text:p>
          </table:table-cell>
          <table:table-cell office:value-type="float" office:value="41.7337" calcext:value-type="float">
            <text:p>41.7337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1178" calcext:value-type="float">
            <text:p>0.1178</text:p>
          </table:table-cell>
          <table:table-cell office:value-type="float" office:value="17.7191" calcext:value-type="float">
            <text:p>17.7191</text:p>
          </table:table-cell>
          <table:table-cell office:value-type="float" office:value="38.6377" calcext:value-type="float">
            <text:p>38.6377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104" calcext:value-type="float">
            <text:p>0.0104</text:p>
          </table:table-cell>
          <table:table-cell office:value-type="float" office:value="98.8105" calcext:value-type="float">
            <text:p>98.8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RG10_5D_ol11_1</text:p>
          </table:table-cell>
          <table:table-cell office:value-type="float" office:value="41.8903" calcext:value-type="float">
            <text:p>41.8903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665" calcext:value-type="float">
            <text:p>0.1665</text:p>
          </table:table-cell>
          <table:table-cell office:value-type="float" office:value="17.3253" calcext:value-type="float">
            <text:p>17.3253</text:p>
          </table:table-cell>
          <table:table-cell office:value-type="float" office:value="38.6544" calcext:value-type="float">
            <text:p>38.6544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177" calcext:value-type="float">
            <text:p>0.0177</text:p>
          </table:table-cell>
          <table:table-cell office:value-type="float" office:value="98.6394" calcext:value-type="float">
            <text:p>98.63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G10_5D_ol11_2</text:p>
          </table:table-cell>
          <table:table-cell office:value-type="float" office:value="41.7879" calcext:value-type="float">
            <text:p>41.7879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649" calcext:value-type="float">
            <text:p>0.1649</text:p>
          </table:table-cell>
          <table:table-cell office:value-type="float" office:value="17.2513" calcext:value-type="float">
            <text:p>17.2513</text:p>
          </table:table-cell>
          <table:table-cell office:value-type="float" office:value="38.8431" calcext:value-type="float">
            <text:p>38.8431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163" calcext:value-type="float">
            <text:p>0.0163</text:p>
          </table:table-cell>
          <table:table-cell office:value-type="float" office:value="98.6715" calcext:value-type="float">
            <text:p>98.67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G10_5D_ol11_3</text:p>
          </table:table-cell>
          <table:table-cell office:value-type="float" office:value="41.6777" calcext:value-type="float">
            <text:p>41.6777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173" calcext:value-type="float">
            <text:p>0.173</text:p>
          </table:table-cell>
          <table:table-cell office:value-type="float" office:value="17.2231" calcext:value-type="float">
            <text:p>17.2231</text:p>
          </table:table-cell>
          <table:table-cell office:value-type="float" office:value="38.557" calcext:value-type="float">
            <text:p>38.557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083" calcext:value-type="float">
            <text:p>0.0083</text:p>
          </table:table-cell>
          <table:table-cell office:value-type="float" office:value="98.2147" calcext:value-type="float">
            <text:p>98.21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RG10_5D_ol3_1</text:p>
          </table:table-cell>
          <table:table-cell office:value-type="float" office:value="41.5508" calcext:value-type="float">
            <text:p>41.5508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1523" calcext:value-type="float">
            <text:p>0.1523</text:p>
          </table:table-cell>
          <table:table-cell office:value-type="float" office:value="17.6368" calcext:value-type="float">
            <text:p>17.6368</text:p>
          </table:table-cell>
          <table:table-cell office:value-type="float" office:value="38.7773" calcext:value-type="float">
            <text:p>38.7773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137" calcext:value-type="float">
            <text:p>0.0137</text:p>
          </table:table-cell>
          <table:table-cell office:value-type="float" office:value="98.7311" calcext:value-type="float">
            <text:p>98.73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RG10_5D_ol3_2</text:p>
          </table:table-cell>
          <table:table-cell office:value-type="float" office:value="41.227" calcext:value-type="float">
            <text:p>41.227</text:p>
          </table:table-cell>
          <table:table-cell office:value-type="float" office:value="0.278" calcext:value-type="float">
            <text:p>0.278</text:p>
          </table:table-cell>
          <table:table-cell office:value-type="float" office:value="0.1466" calcext:value-type="float">
            <text:p>0.1466</text:p>
          </table:table-cell>
          <table:table-cell office:value-type="float" office:value="17.5316" calcext:value-type="float">
            <text:p>17.5316</text:p>
          </table:table-cell>
          <table:table-cell office:value-type="float" office:value="38.3394" calcext:value-type="float">
            <text:p>38.339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243" calcext:value-type="float">
            <text:p>0.0243</text:p>
          </table:table-cell>
          <table:table-cell office:value-type="float" office:value="97.8551" calcext:value-type="float">
            <text:p>97.85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G10_5D_ol3_3</text:p>
          </table:table-cell>
          <table:table-cell office:value-type="float" office:value="41.5057" calcext:value-type="float">
            <text:p>41.505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1632" calcext:value-type="float">
            <text:p>0.1632</text:p>
          </table:table-cell>
          <table:table-cell office:value-type="float" office:value="17.6934" calcext:value-type="float">
            <text:p>17.6934</text:p>
          </table:table-cell>
          <table:table-cell office:value-type="float" office:value="38.599" calcext:value-type="float">
            <text:p>38.599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04" calcext:value-type="float">
            <text:p>0.0204</text:p>
          </table:table-cell>
          <table:table-cell office:value-type="float" office:value="98.5743" calcext:value-type="float">
            <text:p>98.57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G10_5D_ol4_1</text:p>
          </table:table-cell>
          <table:table-cell office:value-type="float" office:value="39.1687" calcext:value-type="float">
            <text:p>39.1687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1455" calcext:value-type="float">
            <text:p>0.1455</text:p>
          </table:table-cell>
          <table:table-cell office:value-type="float" office:value="20.6026" calcext:value-type="float">
            <text:p>20.6026</text:p>
          </table:table-cell>
          <table:table-cell office:value-type="float" office:value="38.1077" calcext:value-type="float">
            <text:p>38.1077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9" calcext:value-type="float">
            <text:p>0.0269</text:p>
          </table:table-cell>
          <table:table-cell office:value-type="float" office:value="98.5195" calcext:value-type="float">
            <text:p>98.51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G10_5D_ol4_2</text:p>
          </table:table-cell>
          <table:table-cell office:value-type="float" office:value="40.0583" calcext:value-type="float">
            <text:p>40.0583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131" calcext:value-type="float">
            <text:p>0.131</text:p>
          </table:table-cell>
          <table:table-cell office:value-type="float" office:value="19.5351" calcext:value-type="float">
            <text:p>19.5351</text:p>
          </table:table-cell>
          <table:table-cell office:value-type="float" office:value="38.3156" calcext:value-type="float">
            <text:p>38.315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98.5909" calcext:value-type="float">
            <text:p>98.59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G10_5D_ol4_3</text:p>
          </table:table-cell>
          <table:table-cell office:value-type="float" office:value="39.4698" calcext:value-type="float">
            <text:p>39.469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1344" calcext:value-type="float">
            <text:p>0.1344</text:p>
          </table:table-cell>
          <table:table-cell office:value-type="float" office:value="20.6217" calcext:value-type="float">
            <text:p>20.6217</text:p>
          </table:table-cell>
          <table:table-cell office:value-type="float" office:value="38.1314" calcext:value-type="float">
            <text:p>38.1314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12" calcext:value-type="float">
            <text:p>0.0212</text:p>
          </table:table-cell>
          <table:table-cell office:value-type="float" office:value="98.8695" calcext:value-type="float">
            <text:p>98.86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G10_5D_ol5_1</text:p>
          </table:table-cell>
          <table:table-cell office:value-type="float" office:value="42.4454" calcext:value-type="float">
            <text:p>42.4454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1761" calcext:value-type="float">
            <text:p>0.1761</text:p>
          </table:table-cell>
          <table:table-cell office:value-type="float" office:value="16.0634" calcext:value-type="float">
            <text:p>16.0634</text:p>
          </table:table-cell>
          <table:table-cell office:value-type="float" office:value="38.4483" calcext:value-type="float">
            <text:p>38.448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25" calcext:value-type="float">
            <text:p>0.0025</text:p>
          </table:table-cell>
          <table:table-cell office:value-type="float" office:value="97.6976" calcext:value-type="float">
            <text:p>97.6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G10_5D_ol5_2</text:p>
          </table:table-cell>
          <table:table-cell office:value-type="float" office:value="42.3859" calcext:value-type="float">
            <text:p>42.385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712" calcext:value-type="float">
            <text:p>0.1712</text:p>
          </table:table-cell>
          <table:table-cell office:value-type="float" office:value="16.4948" calcext:value-type="float">
            <text:p>16.4948</text:p>
          </table:table-cell>
          <table:table-cell office:value-type="float" office:value="38.6032" calcext:value-type="float">
            <text:p>38.6032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228" calcext:value-type="float">
            <text:p>0.0228</text:p>
          </table:table-cell>
          <table:table-cell office:value-type="float" office:value="98.2562" calcext:value-type="float">
            <text:p>98.2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RG10_5D_ol5_3</text:p>
          </table:table-cell>
          <table:table-cell office:value-type="float" office:value="42.3561" calcext:value-type="float">
            <text:p>42.3561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1593" calcext:value-type="float">
            <text:p>0.1593</text:p>
          </table:table-cell>
          <table:table-cell office:value-type="float" office:value="16.5492" calcext:value-type="float">
            <text:p>16.5492</text:p>
          </table:table-cell>
          <table:table-cell office:value-type="float" office:value="38.7548" calcext:value-type="float">
            <text:p>38.7548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3" calcext:value-type="float">
            <text:p>0.0153</text:p>
          </table:table-cell>
          <table:table-cell office:value-type="float" office:value="98.4303" calcext:value-type="float">
            <text:p>98.43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G10_5D_ol9_1</text:p>
          </table:table-cell>
          <table:table-cell office:value-type="float" office:value="41.5067" calcext:value-type="float">
            <text:p>41.5067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445" calcext:value-type="float">
            <text:p>0.1445</text:p>
          </table:table-cell>
          <table:table-cell office:value-type="float" office:value="17.5036" calcext:value-type="float">
            <text:p>17.5036</text:p>
          </table:table-cell>
          <table:table-cell office:value-type="float" office:value="38.3808" calcext:value-type="float">
            <text:p>38.3808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205" calcext:value-type="float">
            <text:p>0.0205</text:p>
          </table:table-cell>
          <table:table-cell office:value-type="float" office:value="98.1552" calcext:value-type="float">
            <text:p>98.15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G10_5D_ol9_2</text:p>
          </table:table-cell>
          <table:table-cell office:value-type="float" office:value="41.6343" calcext:value-type="float">
            <text:p>41.6343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1433" calcext:value-type="float">
            <text:p>0.1433</text:p>
          </table:table-cell>
          <table:table-cell office:value-type="float" office:value="17.6012" calcext:value-type="float">
            <text:p>17.6012</text:p>
          </table:table-cell>
          <table:table-cell office:value-type="float" office:value="38.5792" calcext:value-type="float">
            <text:p>38.579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274" calcext:value-type="float">
            <text:p>0.0274</text:p>
          </table:table-cell>
          <table:table-cell office:value-type="float" office:value="98.5666" calcext:value-type="float">
            <text:p>98.56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RG10_5D_ol9_3</text:p>
          </table:table-cell>
          <table:table-cell office:value-type="float" office:value="41.6315" calcext:value-type="float">
            <text:p>41.6315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1442" calcext:value-type="float">
            <text:p>0.1442</text:p>
          </table:table-cell>
          <table:table-cell office:value-type="float" office:value="17.5716" calcext:value-type="float">
            <text:p>17.5716</text:p>
          </table:table-cell>
          <table:table-cell office:value-type="float" office:value="38.5309" calcext:value-type="float">
            <text:p>38.5309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053" calcext:value-type="float">
            <text:p>0.0053</text:p>
          </table:table-cell>
          <table:table-cell office:value-type="float" office:value="98.4719" calcext:value-type="float">
            <text:p>98.47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RG10_5D_ol8_1</text:p>
          </table:table-cell>
          <table:table-cell office:value-type="float" office:value="41.723" calcext:value-type="float">
            <text:p>41.723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1556" calcext:value-type="float">
            <text:p>0.1556</text:p>
          </table:table-cell>
          <table:table-cell office:value-type="float" office:value="17.2663" calcext:value-type="float">
            <text:p>17.2663</text:p>
          </table:table-cell>
          <table:table-cell office:value-type="float" office:value="38.4083" calcext:value-type="float">
            <text:p>38.408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134" calcext:value-type="float">
            <text:p>0.0134</text:p>
          </table:table-cell>
          <table:table-cell office:value-type="float" office:value="98.164" calcext:value-type="float">
            <text:p>98.1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G10_5D_ol8_2</text:p>
          </table:table-cell>
          <table:table-cell office:value-type="float" office:value="41.8173" calcext:value-type="float">
            <text:p>41.8173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1452" calcext:value-type="float">
            <text:p>0.1452</text:p>
          </table:table-cell>
          <table:table-cell office:value-type="float" office:value="17.2472" calcext:value-type="float">
            <text:p>17.2472</text:p>
          </table:table-cell>
          <table:table-cell office:value-type="float" office:value="38.6997" calcext:value-type="float">
            <text:p>38.6997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57" calcext:value-type="float">
            <text:p>0.0157</text:p>
          </table:table-cell>
          <table:table-cell office:value-type="float" office:value="98.5214" calcext:value-type="float">
            <text:p>98.5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G10_5D_ol8_3</text:p>
          </table:table-cell>
          <table:table-cell office:value-type="float" office:value="41.8094" calcext:value-type="float">
            <text:p>41.8094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468" calcext:value-type="float">
            <text:p>0.1468</text:p>
          </table:table-cell>
          <table:table-cell office:value-type="float" office:value="17.2999" calcext:value-type="float">
            <text:p>17.2999</text:p>
          </table:table-cell>
          <table:table-cell office:value-type="float" office:value="38.5355" calcext:value-type="float">
            <text:p>38.535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271" calcext:value-type="float">
            <text:p>0.0271</text:p>
          </table:table-cell>
          <table:table-cell office:value-type="float" office:value="98.4175" calcext:value-type="float">
            <text:p>98.41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G10_5D_ol20_1</text:p>
          </table:table-cell>
          <table:table-cell office:value-type="float" office:value="40.5574" calcext:value-type="float">
            <text:p>40.5574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1446" calcext:value-type="float">
            <text:p>0.1446</text:p>
          </table:table-cell>
          <table:table-cell office:value-type="float" office:value="18.97" calcext:value-type="float">
            <text:p>18.97</text:p>
          </table:table-cell>
          <table:table-cell office:value-type="float" office:value="38.0445" calcext:value-type="float">
            <text:p>38.044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181" calcext:value-type="float">
            <text:p>0.0181</text:p>
          </table:table-cell>
          <table:table-cell office:value-type="float" office:value="98.3653" calcext:value-type="float">
            <text:p>98.36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RG10_5D_ol20_2</text:p>
          </table:table-cell>
          <table:table-cell office:value-type="float" office:value="40.5053" calcext:value-type="float">
            <text:p>40.5053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1337" calcext:value-type="float">
            <text:p>0.1337</text:p>
          </table:table-cell>
          <table:table-cell office:value-type="float" office:value="18.962" calcext:value-type="float">
            <text:p>18.962</text:p>
          </table:table-cell>
          <table:table-cell office:value-type="float" office:value="38.0287" calcext:value-type="float">
            <text:p>38.028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248" calcext:value-type="float">
            <text:p>0.0248</text:p>
          </table:table-cell>
          <table:table-cell office:value-type="float" office:value="98.269" calcext:value-type="float">
            <text:p>98.2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RG10_5D_ol20_3</text:p>
          </table:table-cell>
          <table:table-cell office:value-type="float" office:value="40.6016" calcext:value-type="float">
            <text:p>40.6016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1311" calcext:value-type="float">
            <text:p>0.1311</text:p>
          </table:table-cell>
          <table:table-cell office:value-type="float" office:value="18.9992" calcext:value-type="float">
            <text:p>18.9992</text:p>
          </table:table-cell>
          <table:table-cell office:value-type="float" office:value="38.1582" calcext:value-type="float">
            <text:p>38.1582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241" calcext:value-type="float">
            <text:p>0.0241</text:p>
          </table:table-cell>
          <table:table-cell office:value-type="float" office:value="98.5281" calcext:value-type="float">
            <text:p>98.52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RG10_5D_ol19_1</text:p>
          </table:table-cell>
          <table:table-cell office:value-type="float" office:value="41.4432" calcext:value-type="float">
            <text:p>41.4432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1501" calcext:value-type="float">
            <text:p>0.1501</text:p>
          </table:table-cell>
          <table:table-cell office:value-type="float" office:value="17.5559" calcext:value-type="float">
            <text:p>17.5559</text:p>
          </table:table-cell>
          <table:table-cell office:value-type="float" office:value="38.3875" calcext:value-type="float">
            <text:p>38.387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125" calcext:value-type="float">
            <text:p>0.0125</text:p>
          </table:table-cell>
          <table:table-cell office:value-type="float" office:value="98.1297" calcext:value-type="float">
            <text:p>98.12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RG10_5D_ol19_2</text:p>
          </table:table-cell>
          <table:table-cell office:value-type="float" office:value="41.3853" calcext:value-type="float">
            <text:p>41.3853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1503" calcext:value-type="float">
            <text:p>0.1503</text:p>
          </table:table-cell>
          <table:table-cell office:value-type="float" office:value="17.7139" calcext:value-type="float">
            <text:p>17.7139</text:p>
          </table:table-cell>
          <table:table-cell office:value-type="float" office:value="38.2971" calcext:value-type="float">
            <text:p>38.2971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15" calcext:value-type="float">
            <text:p>0.015</text:p>
          </table:table-cell>
          <table:table-cell office:value-type="float" office:value="98.1664" calcext:value-type="float">
            <text:p>98.16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RG10_5D_ol19_3</text:p>
          </table:table-cell>
          <table:table-cell office:value-type="float" office:value="41.4748" calcext:value-type="float">
            <text:p>41.4748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1441" calcext:value-type="float">
            <text:p>0.1441</text:p>
          </table:table-cell>
          <table:table-cell office:value-type="float" office:value="17.7337" calcext:value-type="float">
            <text:p>17.7337</text:p>
          </table:table-cell>
          <table:table-cell office:value-type="float" office:value="38.3954" calcext:value-type="float">
            <text:p>38.39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86" calcext:value-type="float">
            <text:p>0.0086</text:p>
          </table:table-cell>
          <table:table-cell office:value-type="float" office:value="98.3497" calcext:value-type="float">
            <text:p>98.34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RG10_5D_ol24_1</text:p>
          </table:table-cell>
          <table:table-cell office:value-type="float" office:value="41.4727" calcext:value-type="float">
            <text:p>41.4727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1539" calcext:value-type="float">
            <text:p>0.1539</text:p>
          </table:table-cell>
          <table:table-cell office:value-type="float" office:value="17.707" calcext:value-type="float">
            <text:p>17.707</text:p>
          </table:table-cell>
          <table:table-cell office:value-type="float" office:value="38.6451" calcext:value-type="float">
            <text:p>38.6451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87" calcext:value-type="float">
            <text:p>0.0287</text:p>
          </table:table-cell>
          <table:table-cell office:value-type="float" office:value="98.6178" calcext:value-type="float">
            <text:p>98.61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RG10_5D_ol24_2</text:p>
          </table:table-cell>
          <table:table-cell office:value-type="float" office:value="41.6691" calcext:value-type="float">
            <text:p>41.669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1503" calcext:value-type="float">
            <text:p>0.1503</text:p>
          </table:table-cell>
          <table:table-cell office:value-type="float" office:value="17.6677" calcext:value-type="float">
            <text:p>17.6677</text:p>
          </table:table-cell>
          <table:table-cell office:value-type="float" office:value="38.7145" calcext:value-type="float">
            <text:p>38.71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94" calcext:value-type="float">
            <text:p>0.0194</text:p>
          </table:table-cell>
          <table:table-cell office:value-type="float" office:value="98.8082" calcext:value-type="float">
            <text:p>98.80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RG10_5D_ol24_3</text:p>
          </table:table-cell>
          <table:table-cell office:value-type="float" office:value="41.5034" calcext:value-type="float">
            <text:p>41.503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26" calcext:value-type="float">
            <text:p>0.1626</text:p>
          </table:table-cell>
          <table:table-cell office:value-type="float" office:value="17.6056" calcext:value-type="float">
            <text:p>17.6056</text:p>
          </table:table-cell>
          <table:table-cell office:value-type="float" office:value="38.4127" calcext:value-type="float">
            <text:p>38.4127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98.3102" calcext:value-type="float">
            <text:p>98.3102</text:p>
          </table:table-cell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3</meta:editing-cycles>
    <meta:generator>LibreOffice/4.1.0.4$Windows_x86 LibreOffice_project/89ea49ddacd9aa532507cbf852f2bb22b1ace28</meta:generator>
    <meta:print-date>2013-11-10T11:51:59.399000000</meta:print-date>
    <dc:date>2013-11-10T11:52:29.163000000</dc:date>
    <meta:document-statistic meta:table-count="1" meta:cell-count="882" meta:object-count="0"/>
  </office:meta>
</office:document-meta>
</file>